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-color="#0000cd" draw:textarea-horizontal-align="justify" draw:textarea-vertical-align="middle" draw:auto-grow-height="false" fo:min-height="0.918cm" fo:min-width="1.303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-color="#ff5f00" draw:textarea-horizontal-align="justify" draw:textarea-vertical-align="middle" draw:auto-grow-height="false" fo:min-height="0.918cm" fo:min-width="1.303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-color="#ff0000" draw:textarea-horizontal-align="justify" draw:textarea-vertical-align="middle" draw:auto-grow-height="false" fo:min-height="0.918cm" fo:min-width="1.303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-color="#32cd32" draw:textarea-horizontal-align="justify" draw:textarea-vertical-align="middle" draw:auto-grow-height="false" fo:min-height="0.918cm" fo:min-width="1.303cm" fo:padding-top="0.176cm" fo:padding-bottom="0.176cm" fo:padding-left="0.301cm" fo:padding-right="0.301cm"/>
    </style:style>
    <style:style style:name="gr5" style:family="graphic" style:parent-style-name="objectwithoutfill">
      <style:graphic-properties draw:stroke="solid" draw:stroke-dash="Long_20_Dot" svg:stroke-width="0.051cm" svg:stroke-color="#000000" draw:marker-start-width="0.279cm" draw:marker-end="Concave" draw:marker-end-width="0.381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ong_20_Dot" svg:stroke-width="0.051cm" svg:stroke-color="#000000" draw:marker-start-width="0.279cm" draw:marker-end="Concave" draw:marker-end-width="0.381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Long_20_Dot" svg:stroke-width="0.102cm" svg:stroke-color="#000000" draw:marker-start-width="0.356cm" draw:marker-end="Concave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000000" draw:fill-color="#ffff00" draw:textarea-horizontal-align="justify" draw:textarea-vertical-align="middle" draw:auto-grow-height="false" fo:min-height="1.02cm" fo:min-width="1.405cm"/>
    </style:style>
    <style:style style:name="gr9" style:family="graphic" style:parent-style-name="standard">
      <style:graphic-properties svg:stroke-color="#000000" draw:fill-color="#ff4500" draw:textarea-horizontal-align="justify" draw:textarea-vertical-align="middle" draw:auto-grow-height="false" fo:min-height="1.02cm" fo:min-width="1.405cm"/>
    </style:style>
    <style:style style:name="gr10" style:family="graphic" style:parent-style-name="standard">
      <style:graphic-properties svg:stroke-width="0.102cm" svg:stroke-color="#000000" draw:marker-start-width="0.356cm" draw:marker-end-width="0.356cm" draw:fill-color="#ffff00" draw:textarea-horizontal-align="justify" draw:textarea-vertical-align="middle" draw:auto-grow-height="false" fo:min-height="0.918cm" fo:min-width="1.303cm" fo:padding-top="0.176cm" fo:padding-bottom="0.176cm" fo:padding-left="0.301cm" fo:padding-right="0.30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00cd"/>
      <style:paragraph-properties fo:text-align="center"/>
    </style:style>
    <style:style style:name="P2" style:family="paragraph">
      <loext:graphic-properties draw:fill-color="#ff5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2cd3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4500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905cm" svg:height="1.27cm" svg:x="12.97cm" svg:y="0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1.905cm" svg:height="1.27cm" svg:x="12.97cm" svg:y="3.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45" draw:id="id45" draw:layer="layout" svg:width="1.905cm" svg:height="1.27cm" svg:x="14.67cm" svg:y="13.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44" draw:id="id44" draw:layer="layout" svg:width="1.905cm" svg:height="1.27cm" svg:x="10.86cm" svg:y="13.43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13.922cm" svg:y1="1.67cm" svg:x2="13.922cm" svg:y2="3.04cm" draw:end-shape="id1" draw:end-glue-point="0" svg:d="M13922 1670v1370" svg:viewBox="0 0 1 1371">
            <text:p/>
          </draw:connector>
          <draw:connector draw:style-name="gr6" draw:text-style-name="P5" draw:layer="layout" svg:x1="13.922cm" svg:y1="4.31cm" svg:x2="13.947cm" svg:y2="7.685cm" draw:start-shape="id1" draw:start-glue-point="2" svg:d="M13922 4310v1963h25v1412" svg:viewBox="0 0 26 3376">
            <text:p/>
          </draw:connector>
          <draw:connector draw:style-name="gr7" draw:text-style-name="P5" draw:layer="layout" draw:line-skew="0.972cm" svg:x1="13.922cm" svg:y1="4.31cm" svg:x2="20.297cm" svg:y2="7.715cm" draw:start-shape="id1" draw:start-glue-point="2" draw:end-shape="id2" draw:end-glue-point="0" svg:d="M13922 4310v2675h6375v730" svg:viewBox="0 0 6376 3406">
            <text:p/>
          </draw:connector>
          <draw:custom-shape draw:style-name="gr8" draw:text-style-name="P6" xml:id="id3" draw:id="id3" draw:layer="layout" svg:width="1.905cm" svg:height="1.27cm" svg:x="6.645cm" svg:y="7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xml:id="id4" draw:id="id4" draw:layer="layout" svg:width="1.905cm" svg:height="1.27cm" svg:x="6.645cm" svg:y="10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7.597cm" svg:y1="8.985cm" svg:x2="7.597cm" svg:y2="10.255cm" draw:start-shape="id3" draw:start-glue-point="2" draw:end-shape="id4" draw:end-glue-point="0" svg:d="M7597 8985v1270" svg:viewBox="0 0 1 1271">
            <text:p/>
          </draw:connector>
          <draw:custom-shape draw:style-name="gr10" draw:text-style-name="P6" xml:id="id5" draw:id="id5" draw:layer="layout" svg:width="1.905cm" svg:height="1.27cm" svg:x="9.82cm" svg:y="7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6" draw:id="id6" draw:layer="layout" svg:width="1.905cm" svg:height="1.27cm" svg:x="9.82cm" svg:y="10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10.772cm" svg:y1="8.985cm" svg:x2="10.772cm" svg:y2="10.255cm" draw:start-shape="id5" draw:start-glue-point="2" draw:end-shape="id6" draw:end-glue-point="0" svg:d="M10772 8985v1270" svg:viewBox="0 0 1 1271">
            <text:p/>
          </draw:connector>
          <draw:custom-shape draw:style-name="gr10" draw:text-style-name="P6" xml:id="id7" draw:id="id7" draw:layer="layout" svg:width="1.905cm" svg:height="1.27cm" svg:x="12.995cm" svg:y="7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8" draw:id="id8" draw:layer="layout" svg:width="1.905cm" svg:height="1.27cm" svg:x="12.995cm" svg:y="10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13.947cm" svg:y1="8.985cm" svg:x2="13.947cm" svg:y2="10.255cm" draw:start-shape="id7" draw:start-glue-point="2" draw:end-shape="id8" draw:end-glue-point="0" svg:d="M13947 8985v1270" svg:viewBox="0 0 1 1271">
            <text:p/>
          </draw:connector>
          <draw:custom-shape draw:style-name="gr10" draw:text-style-name="P6" xml:id="id9" draw:id="id9" draw:layer="layout" svg:width="1.905cm" svg:height="1.27cm" svg:x="6.645cm" svg:y="7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0" draw:id="id10" draw:layer="layout" svg:width="1.905cm" svg:height="1.27cm" svg:x="6.645cm" svg:y="10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7.597cm" svg:y1="8.985cm" svg:x2="7.597cm" svg:y2="10.255cm" draw:start-shape="id9" draw:start-glue-point="2" draw:end-shape="id10" draw:end-glue-point="0" svg:d="M7597 8985v1270" svg:viewBox="0 0 1 1271">
            <text:p/>
          </draw:connector>
          <draw:custom-shape draw:style-name="gr10" draw:text-style-name="P6" xml:id="id11" draw:id="id11" draw:layer="layout" svg:width="1.905cm" svg:height="1.27cm" svg:x="16.17cm" svg:y="7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2" draw:id="id12" draw:layer="layout" svg:width="1.905cm" svg:height="1.27cm" svg:x="16.17cm" svg:y="10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17.122cm" svg:y1="8.985cm" svg:x2="17.122cm" svg:y2="10.255cm" draw:start-shape="id11" draw:start-glue-point="2" draw:end-shape="id12" draw:end-glue-point="0" svg:d="M17122 8985v1270" svg:viewBox="0 0 1 1271">
            <text:p/>
          </draw:connector>
          <draw:custom-shape draw:style-name="gr10" draw:text-style-name="P6" xml:id="id2" draw:id="id2" draw:layer="layout" svg:width="1.905cm" svg:height="1.27cm" svg:x="19.345cm" svg:y="7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3" draw:id="id13" draw:layer="layout" svg:width="1.905cm" svg:height="1.27cm" svg:x="19.345cm" svg:y="10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0.297cm" svg:y1="8.985cm" svg:x2="20.297cm" svg:y2="10.255cm" draw:start-shape="id2" draw:start-glue-point="2" draw:end-shape="id13" draw:end-glue-point="0" svg:d="M20297 8985v1270" svg:viewBox="0 0 1 1271">
            <text:p/>
          </draw:connector>
          <draw:custom-shape draw:style-name="gr8" draw:text-style-name="P6" xml:id="id14" draw:id="id14" draw:layer="layout" svg:width="1.905cm" svg:height="1.27cm" svg:x="3.575cm" svg:y="7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xml:id="id15" draw:id="id15" draw:layer="layout" svg:width="1.905cm" svg:height="1.27cm" svg:x="3.575cm" svg:y="10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4.527cm" svg:y1="9.05cm" svg:x2="4.527cm" svg:y2="10.32cm" draw:start-shape="id14" draw:start-glue-point="2" draw:end-shape="id15" draw:end-glue-point="0" svg:d="M4527 9050v1270" svg:viewBox="0 0 1 1271">
            <text:p/>
          </draw:connector>
          <draw:custom-shape draw:style-name="gr10" draw:text-style-name="P6" xml:id="id16" draw:id="id16" draw:layer="layout" svg:width="1.905cm" svg:height="1.27cm" svg:x="3.575cm" svg:y="7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7" draw:id="id17" draw:layer="layout" svg:width="1.905cm" svg:height="1.27cm" svg:x="3.575cm" svg:y="10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4.527cm" svg:y1="9.05cm" svg:x2="4.527cm" svg:y2="10.32cm" draw:start-shape="id16" draw:start-glue-point="2" draw:end-shape="id17" draw:end-glue-point="0" svg:d="M4527 9050v1270" svg:viewBox="0 0 1 1271">
            <text:p/>
          </draw:connector>
          <draw:custom-shape draw:style-name="gr10" draw:text-style-name="P6" xml:id="id18" draw:id="id18" draw:layer="layout" svg:width="1.905cm" svg:height="1.27cm" svg:x="25.565cm" svg:y="7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9" draw:id="id19" draw:layer="layout" svg:width="1.905cm" svg:height="1.27cm" svg:x="25.565cm" svg:y="10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6.517cm" svg:y1="8.95cm" svg:x2="26.517cm" svg:y2="10.22cm" draw:start-shape="id18" draw:start-glue-point="2" draw:end-shape="id19" draw:end-glue-point="0" svg:d="M26517 8950v1270" svg:viewBox="0 0 1 1271">
            <text:p/>
          </draw:connector>
          <draw:custom-shape draw:style-name="gr8" draw:text-style-name="P6" xml:id="id20" draw:id="id20" draw:layer="layout" svg:width="1.905cm" svg:height="1.27cm" svg:x="5.04cm" svg:y="2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xml:id="id21" draw:id="id21" draw:layer="layout" svg:width="1.905cm" svg:height="1.27cm" svg:x="5.04cm" svg:y="5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5.992cm" svg:y1="3.905cm" svg:x2="5.992cm" svg:y2="5.175cm" draw:start-shape="id20" draw:start-glue-point="2" draw:end-shape="id21" draw:end-glue-point="0" svg:d="M5992 3905v1270" svg:viewBox="0 0 1 1271">
            <text:p/>
          </draw:connector>
          <draw:custom-shape draw:style-name="gr10" draw:text-style-name="P6" xml:id="id22" draw:id="id22" draw:layer="layout" svg:width="1.905cm" svg:height="1.27cm" svg:x="8.215cm" svg:y="2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3" draw:id="id23" draw:layer="layout" svg:width="1.905cm" svg:height="1.27cm" svg:x="8.215cm" svg:y="5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9.167cm" svg:y1="3.905cm" svg:x2="9.167cm" svg:y2="5.175cm" draw:start-shape="id22" draw:start-glue-point="2" draw:end-shape="id23" draw:end-glue-point="0" svg:d="M9167 3905v1270" svg:viewBox="0 0 1 1271">
            <text:p/>
          </draw:connector>
          <draw:custom-shape draw:style-name="gr10" draw:text-style-name="P6" xml:id="id24" draw:id="id24" draw:layer="layout" svg:width="1.905cm" svg:height="1.27cm" svg:x="5.04cm" svg:y="2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5" draw:id="id25" draw:layer="layout" svg:width="1.905cm" svg:height="1.27cm" svg:x="5.04cm" svg:y="5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5.992cm" svg:y1="3.905cm" svg:x2="5.992cm" svg:y2="5.175cm" draw:start-shape="id24" draw:start-glue-point="2" draw:end-shape="id25" draw:end-glue-point="0" svg:d="M5992 3905v1270" svg:viewBox="0 0 1 1271">
            <text:p/>
          </draw:connector>
          <draw:custom-shape draw:style-name="gr8" draw:text-style-name="P6" xml:id="id26" draw:id="id26" draw:layer="layout" svg:width="1.905cm" svg:height="1.27cm" svg:x="1.97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xml:id="id27" draw:id="id27" draw:layer="layout" svg:width="1.905cm" svg:height="1.27cm" svg:x="1.97cm" svg:y="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.922cm" svg:y1="3.97cm" svg:x2="2.922cm" svg:y2="5.24cm" draw:start-shape="id26" draw:start-glue-point="2" draw:end-shape="id27" draw:end-glue-point="0" svg:d="M2922 3970v1270" svg:viewBox="0 0 1 1271">
            <text:p/>
          </draw:connector>
          <draw:custom-shape draw:style-name="gr10" draw:text-style-name="P6" xml:id="id28" draw:id="id28" draw:layer="layout" svg:width="1.905cm" svg:height="1.27cm" svg:x="1.97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9" draw:id="id29" draw:layer="layout" svg:width="1.905cm" svg:height="1.27cm" svg:x="1.97cm" svg:y="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.922cm" svg:y1="3.97cm" svg:x2="2.922cm" svg:y2="5.24cm" draw:start-shape="id28" draw:start-glue-point="2" draw:end-shape="id29" draw:end-glue-point="0" svg:d="M2922 3970v1270" svg:viewBox="0 0 1 1271">
            <text:p/>
          </draw:connector>
          <draw:custom-shape draw:style-name="gr8" draw:text-style-name="P6" xml:id="id30" draw:id="id30" draw:layer="layout" svg:width="1.905cm" svg:height="1.27cm" svg:x="21.02cm" svg:y="2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xml:id="id31" draw:id="id31" draw:layer="layout" svg:width="1.905cm" svg:height="1.27cm" svg:x="21.02cm" svg:y="5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1.972cm" svg:y1="3.84cm" svg:x2="21.972cm" svg:y2="5.11cm" draw:start-shape="id30" draw:start-glue-point="2" draw:end-shape="id31" draw:end-glue-point="0" svg:d="M21972 3840v1270" svg:viewBox="0 0 1 1271">
            <text:p/>
          </draw:connector>
          <draw:custom-shape draw:style-name="gr10" draw:text-style-name="P6" xml:id="id32" draw:id="id32" draw:layer="layout" svg:width="1.905cm" svg:height="1.27cm" svg:x="24.195cm" svg:y="2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33" draw:id="id33" draw:layer="layout" svg:width="1.905cm" svg:height="1.27cm" svg:x="24.195cm" svg:y="5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5.147cm" svg:y1="3.84cm" svg:x2="25.147cm" svg:y2="5.11cm" draw:start-shape="id32" draw:start-glue-point="2" draw:end-shape="id33" draw:end-glue-point="0" svg:d="M25147 3840v1270" svg:viewBox="0 0 1 1271">
            <text:p/>
          </draw:connector>
          <draw:custom-shape draw:style-name="gr10" draw:text-style-name="P6" xml:id="id34" draw:id="id34" draw:layer="layout" svg:width="1.905cm" svg:height="1.27cm" svg:x="21.02cm" svg:y="2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35" draw:id="id35" draw:layer="layout" svg:width="1.905cm" svg:height="1.27cm" svg:x="21.02cm" svg:y="5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1.972cm" svg:y1="3.84cm" svg:x2="21.972cm" svg:y2="5.11cm" draw:start-shape="id34" draw:start-glue-point="2" draw:end-shape="id35" draw:end-glue-point="0" svg:d="M21972 3840v1270" svg:viewBox="0 0 1 1271">
            <text:p/>
          </draw:connector>
          <draw:custom-shape draw:style-name="gr8" draw:text-style-name="P6" xml:id="id36" draw:id="id36" draw:layer="layout" svg:width="1.905cm" svg:height="1.27cm" svg:x="17.95cm" svg:y="2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xml:id="id37" draw:id="id37" draw:layer="layout" svg:width="1.905cm" svg:height="1.27cm" svg:x="17.95cm" svg:y="5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18.902cm" svg:y1="3.905cm" svg:x2="18.902cm" svg:y2="5.175cm" draw:start-shape="id36" draw:start-glue-point="2" draw:end-shape="id37" draw:end-glue-point="0" svg:d="M18902 3905v1270" svg:viewBox="0 0 1 1271">
            <text:p/>
          </draw:connector>
          <draw:custom-shape draw:style-name="gr10" draw:text-style-name="P6" xml:id="id38" draw:id="id38" draw:layer="layout" svg:width="1.905cm" svg:height="1.27cm" svg:x="17.95cm" svg:y="2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39" draw:id="id39" draw:layer="layout" svg:width="1.905cm" svg:height="1.27cm" svg:x="17.95cm" svg:y="5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18.902cm" svg:y1="3.905cm" svg:x2="18.902cm" svg:y2="5.175cm" draw:start-shape="id38" draw:start-glue-point="2" draw:end-shape="id39" draw:end-glue-point="0" svg:d="M18902 3905v1270" svg:viewBox="0 0 1 1271">
            <text:p/>
          </draw:connector>
          <draw:custom-shape draw:style-name="gr10" draw:text-style-name="P6" xml:id="id40" draw:id="id40" draw:layer="layout" svg:width="1.905cm" svg:height="1.27cm" svg:x="22.49cm" svg:y="7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41" draw:id="id41" draw:layer="layout" svg:width="1.905cm" svg:height="1.27cm" svg:x="22.49cm" svg:y="10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23.442cm" svg:y1="8.95cm" svg:x2="23.442cm" svg:y2="10.22cm" draw:start-shape="id40" draw:start-glue-point="2" draw:end-shape="id41" draw:end-glue-point="0" svg:d="M23442 8950v1270" svg:viewBox="0 0 1 1271">
            <text:p/>
          </draw:connector>
          <draw:custom-shape draw:style-name="gr10" draw:text-style-name="P6" xml:id="id42" draw:id="id42" draw:layer="layout" svg:width="1.905cm" svg:height="1.27cm" svg:x="0.6cm" svg:y="7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43" draw:id="id43" draw:layer="layout" svg:width="1.905cm" svg:height="1.27cm" svg:x="0.6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1.552cm" svg:y1="9.085cm" svg:x2="1.552cm" svg:y2="10.355cm" draw:start-shape="id42" draw:start-glue-point="2" draw:end-shape="id43" draw:end-glue-point="0" svg:d="M1552 9085v1270" svg:viewBox="0 0 1 1271">
            <text:p/>
          </draw:connector>
          <draw:connector draw:style-name="gr7" draw:text-style-name="P5" draw:layer="layout" svg:x1="13.922cm" svg:y1="4.31cm" svg:x2="10.12cm" svg:y2="3.27cm" draw:start-shape="id1" draw:start-glue-point="2" draw:end-shape="id22" draw:end-glue-point="1" svg:d="M13922 4310v551h-2378v-1591h-1424" svg:viewBox="0 0 3803 1592">
            <text:p/>
          </draw:connector>
          <draw:connector draw:style-name="gr7" draw:text-style-name="P5" draw:layer="layout" draw:line-skew="0.922cm" svg:x1="13.922cm" svg:y1="4.31cm" svg:x2="1.552cm" svg:y2="7.815cm" draw:start-shape="id1" draw:start-glue-point="2" draw:end-shape="id42" draw:end-glue-point="0" svg:d="M13922 4310v2675h-12370v830" svg:viewBox="0 0 12371 3506">
            <text:p/>
          </draw:connector>
          <draw:connector draw:style-name="gr7" draw:text-style-name="P5" draw:layer="layout" draw:line-skew="-0.452cm" svg:x1="20.297cm" svg:y1="11.525cm" svg:x2="11.812cm" svg:y2="13.43cm" draw:start-shape="id13" draw:start-glue-point="2" draw:end-shape="id44" draw:end-glue-point="0" svg:d="M20297 11525v501h-8485v1404" svg:viewBox="0 0 8486 1906">
            <text:p/>
          </draw:connector>
          <draw:connector draw:style-name="gr6" draw:text-style-name="P5" draw:layer="layout" draw:line-skew="-0.635cm" svg:x1="9.167cm" svg:y1="6.445cm" svg:x2="10.772cm" svg:y2="7.715cm" draw:start-shape="id23" draw:start-glue-point="2" draw:end-shape="id5" draw:end-glue-point="0" svg:d="M9167 6445h1605v1270" svg:viewBox="0 0 1606 1271">
            <text:p/>
          </draw:connector>
          <draw:connector draw:style-name="gr7" draw:text-style-name="P5" draw:layer="layout" draw:line-skew="0cm -1.573cm" svg:x1="20.297cm" svg:y1="11.525cm" svg:x2="18.902cm" svg:y2="2.635cm" draw:start-shape="id13" draw:start-glue-point="2" draw:end-shape="id38" draw:end-glue-point="0" svg:d="M20297 11525v551h-4472v-9992h3077v551" svg:viewBox="0 0 4473 9993">
            <text:p/>
          </draw:connector>
          <draw:connector draw:style-name="gr7" draw:text-style-name="P5" draw:layer="layout" draw:line-skew="0cm -2.667cm -0.864cm" svg:x1="20.297cm" svg:y1="11.525cm" svg:x2="9.167cm" svg:y2="2.635cm" draw:start-shape="id13" draw:start-glue-point="2" draw:end-shape="id22" draw:end-glue-point="0" svg:d="M20297 11525v551h-8232v-10856h-2898v1415" svg:viewBox="0 0 11131 10857">
            <text:p/>
          </draw:connector>
          <draw:connector draw:style-name="gr6" draw:text-style-name="P5" draw:layer="layout" draw:line-skew="-0.452cm" svg:x1="20.297cm" svg:y1="11.525cm" svg:x2="15.622cm" svg:y2="13.43cm" draw:start-shape="id13" draw:start-glue-point="2" draw:end-shape="id45" draw:end-glue-point="0" svg:d="M20297 11525v501h-4675v1404" svg:viewBox="0 0 4676 1906">
            <text:p/>
          </draw:connector>
          <draw:connector draw:style-name="gr7" draw:text-style-name="P5" draw:layer="layout" draw:line-skew="-0.413cm" svg:x1="9.167cm" svg:y1="6.445cm" svg:x2="15.622cm" svg:y2="13.43cm" draw:start-shape="id23" draw:start-glue-point="2" draw:end-shape="id45" draw:end-glue-point="0" svg:d="M9167 6445v3080h6455v3905" svg:viewBox="0 0 6456 6986">
            <text:p/>
          </draw:connector>
          <draw:connector draw:style-name="gr7" draw:text-style-name="P5" draw:layer="layout" draw:line-skew="-0.501cm 2.476cm" svg:x1="9.167cm" svg:y1="6.445cm" svg:x2="17.95cm" svg:y2="3.27cm" draw:start-shape="id23" draw:start-glue-point="2" draw:end-shape="id38" draw:end-glue-point="3" svg:d="M9167 6445v50h7343v-3225h1440" svg:viewBox="0 0 8784 3226">
            <text:p/>
          </draw:connector>
          <draw:connector draw:style-name="gr7" draw:text-style-name="P5" draw:layer="layout" svg:x1="1.552cm" svg:y1="11.625cm" svg:x2="10.86cm" svg:y2="14.065cm" draw:start-shape="id43" draw:start-glue-point="2" draw:end-shape="id44" draw:end-glue-point="3" svg:d="M1552 11625v2440h9308" svg:viewBox="0 0 9309 2441">
            <text:p/>
          </draw:connector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16:52:00.222000000</meta:creation-date>
    <dc:date>2022-05-17T17:41:34.381000000</dc:date>
    <meta:editing-duration>PT18M47S</meta:editing-duration>
    <meta:editing-cycles>4</meta:editing-cycles>
    <meta:generator>LibreOffice/7.1.0.3$Windows_X86_64 LibreOffice_project/f6099ecf3d29644b5008cc8f48f42f4a40986e4c</meta:generator>
    <meta:document-statistic meta:object-count="104"/>
  </office:meta>
</office:document-meta>
</file>